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Skill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u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C3:.E6])" office:value-type="float" office:value="350" calcext:value-type="float">
            <text:p>3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4:24:49.669145334</meta:creation-date>
    <dc:date>2024-06-09T14:52:01.219044002</dc:date>
    <meta:editing-duration>PT17M1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